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1-06" calcext:value-type="date">
            <text:p>Nov 6, 2019</text:p>
          </table:table-cell>
          <table:table-cell table:style-name="ce13" office:value-type="float" office:value="2864" calcext:value-type="float">
            <text:p>286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:.G1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5" calcext:value-type="date">
            <text:p>Nov 5, 2019</text:p>
          </table:table-cell>
          <table:table-cell table:style-name="ce13" office:value-type="float" office:value="2863" calcext:value-type="float">
            <text:p>2863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2:.G2])" office:value-type="float" office:value="86" calcext:value-type="float">
            <text:p>8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4" calcext:value-type="date">
            <text:p>Nov 4, 2019</text:p>
          </table:table-cell>
          <table:table-cell table:style-name="ce13" office:value-type="float" office:value="2862" calcext:value-type="float">
            <text:p>2862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:.G3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3" calcext:value-type="date">
            <text:p>Nov 3, 2019</text:p>
          </table:table-cell>
          <table:table-cell table:style-name="ce13" office:value-type="float" office:value="2861" calcext:value-type="float">
            <text:p>286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4:.G4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2" calcext:value-type="date">
            <text:p>Nov 2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5:.G5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Nov 1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6:.G6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Oct 31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7:.G7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Oct 30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8:.G8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Oct 29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9:.G9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10:.G10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1:.G11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2:.G12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3:.G13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4:.G14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5:.G15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6:.G16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7:.G17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8:.G18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19:.G19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20:.G20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1:.G21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:.G22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:.G23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:.G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5:.G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6:.G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:.G2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:.G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:.G2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:.G3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1:.G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:.G3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3:.G3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4:.G3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:.G3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6:.G3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7:.G3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:.G3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:.G3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:.G4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:.G4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2:.G4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3:.G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4:.G4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5:.G4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:.G4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:.G4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:.G4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:.G4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:.G5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:.G5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:.G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3:.G5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:.G5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5:.G5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:.G5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:.G5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:.G5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9:.G5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:.G6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1:.G6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:.G6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:.G63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:.G6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:.G6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:.G6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:.G6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:.G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:.G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:.G7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:.G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:.G7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:.G7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4:.G7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:.G7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:.G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:.G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:.G7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:.G7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:.G8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:.G8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:.G8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3:.G8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4:.G8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:.G8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:.G8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:.G8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:.G8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:.G8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:.G9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:.G9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:.G9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:.G9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:.G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:.G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:.G9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:.G9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8:.G9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:.G9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:.G1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1:.G10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:.G10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:.G10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4:.G1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:.G10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:.G10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:.G1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:.G1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:.G10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:.G11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:.G11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:.G11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:.G11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:.G11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:.G11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:.G11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7:.G11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:.G11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:.G11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0:.G12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21:.G12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:.G1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:.G1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:.G12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:.G12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:.G1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7:.G12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:.G12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9:.G12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:.G13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1:.G13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2:.G13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:.G13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4:.G13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:.G13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:.G13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:.G1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:.G1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9:.G13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:.G1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:.G1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:.G1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:.G14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:.G14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:.G14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6:.G14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:.G14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:.G14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:.G1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50:.G15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:.G15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:.G15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:.G15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:.G15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5:.G15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:.G1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:.G1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:.G15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:.G15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:.G1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:.G16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:.G16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:.G16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:.G164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:.G16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:.G16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:.G16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:.G16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:.G16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:.G1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:.G17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:.G17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:.G17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74:.G17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:.G17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:.G1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:.G17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:.G17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:.G1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:.G18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:.G1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2:.G18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3:.G18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:.G18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5:.G18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:.G1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87:.G187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8:.G18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:.G1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:.G1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:.G19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:.G1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:.G19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:.G19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:.G19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:.G1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7:.G1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8:.G1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9:.G1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0:.G20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1:.G2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2:.G2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3:.G20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4:.G20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05:.G20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6:.G20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7:.G2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8:.G2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9:.G20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0:.G2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11:.G21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2:.G21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3:.G2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4:.G21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5:.G21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6:.G2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7:.G2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8:.G2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9:.G21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20:.G22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1:.G22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2:.G22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3:.G22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4:.G22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5:.G2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6:.G2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7:.G22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8:.G22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9:.G2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0:.G23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1:.G2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32:.G23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3:.G2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4:.G23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5:.G23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6:.G23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7:.G23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8:.G23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9:.G23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0:.G24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1:.G24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2:.G2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3:.G2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4:.G24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5:.G24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6:.G2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7:.G24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8:.G2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9:.G24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0:.G2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1:.G25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52:.G25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3:.G25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54:.G25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5:.G25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6:.G25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7:.G2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58:.G25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9:.G25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0:.G26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1:.G26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62:.G2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3:.G26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4:.G26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5:.G26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6:.G26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7:.G26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8:.G26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9:.G26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0:.G27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1:.G27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2:.G2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3:.G27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4:.G274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5:.G27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6:.G27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7:.G27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8:.G27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9:.G27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0:.G2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1:.G2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2:.G2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3:.G28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4:.G2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5:.G28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6:.G28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87:.G28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8:.G28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9:.G28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0:.G29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1:.G29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2:.G29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3:.G29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4:.G2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5:.G29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6:.G29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97:.G29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8:.G2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9:.G299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0:.G30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1:.G3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2:.G30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3:.G30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4:.G30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5:.G30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6:.G30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07:.G3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8:.G30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9:.G3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0:.G3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1:.G31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2:.G3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3:.G31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4:.G3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17:.G31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23:.G3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24:.G3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25:.G3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26:.G3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27:.G3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28:.G3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29:.G3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0:.G33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1:.G33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2:.G3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3:.G33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4:.G33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35:.G3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36:.G3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37:.G3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8:.G3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9:.G33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0:.G34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41:.G34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42:.G3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3:.G34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4:.G34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5:.G34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6:.G34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7:.G34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48:.G34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9:.G34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0:.G35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1:.G35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2:.G35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53:.G35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4:.G35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55:.G35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6:.G35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7:.G35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8:.G35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9:.G35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0:.G3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1:.G36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2:.G36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3:.G3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4:.G36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65:.G36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6:.G36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67:.G36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8:.G36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9:.G36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0:.G37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1:.G37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2:.G3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3:.G3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4:.G37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5:.G3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6:.G37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7:.G37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78:.G3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9:.G3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0:.G3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1:.G381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2:.G38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3:.G3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4:.G38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5:.G38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6:.G38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87:.G3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8:.G3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9:.G3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0:.G39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1:.G39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2:.G39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3:.G39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94:.G3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5:.G3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96:.G39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7:.G3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8:.G39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99:.G39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0:.G4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1:.G40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2:.G40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3:.G40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04:.G40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5:.G40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6:.G40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7:.G407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8:.G40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9:.G4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0:.G41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1:.G41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12:.G4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1:.G4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57:.G4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58:.G45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59:.G45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60:.G46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61:.G46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62:.G46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3:.G4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4:.G46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5:.G4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6:.G46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7:.G46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8:.G46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9:.G4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0:.G47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1:.G47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2:.G47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3:.G47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4:.G4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5:.G47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6:.G4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7:.G47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8:.G47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9:.G47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80:.G4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1:.G4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82:.G4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83:.G48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4:.G48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5:.G48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6:.G48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7:.G48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8:.G48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9:.G48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0:.G4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1:.G49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92:.G49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3:.G49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4:.G4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5:.G49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6:.G49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7:.G49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8:.G49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9:.G49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0:.G50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1:.G50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2:.G50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3:.G50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4:.G50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05:.G50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6:.G50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7:.G50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8:.G50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9:.G50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0:.G5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1:.G51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2:.G51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3:.G5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4:.G5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15:.G51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6:.G51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7:.G5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8:.G51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9:.G51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0:.G52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1:.G52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2:.G52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3:.G5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24:.G52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5:.G52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6:.G52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7:.G52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8:.G52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9:.G529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0:.G53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1:.G53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2:.G53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33:.G53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4:.G53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35:.G53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36:.G5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7:.G5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8:.G53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9:.G5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0:.G5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41:.G5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42:.G54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43:.G54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44:.G54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5:.G54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6:.G5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7:.G54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8:.G5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9:.G54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0:.G55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1:.G5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2:.G5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3:.G55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4:.G55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5:.G55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6:.G55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7:.G55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8:.G55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9:.G55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0:.G56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1:.G56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2:.G56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3:.G56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4:.G5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5:.G56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6:.G5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7:.G56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8:.G56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9:.G5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0:.G5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1:.G5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2:.G5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3:.G5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74:.G5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5:.G5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6:.G57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7:.G5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78:.G57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9:.G57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80:.G58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1:.G58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2:.G58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83:.G5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84:.G58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5:.G58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86:.G586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87:.G58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8:.G58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9:.G58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0:.G59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1:.G59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2:.G5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3:.G59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4:.G5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5:.G59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6:.G59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7:.G59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8:.G59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9:.G59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0:.G6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1:.G60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2:.G60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3:.G60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4:.G60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05:.G60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6:.G60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7:.G60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8:.G6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9:.G6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0:.G61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11:.G6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2:.G61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3:.G6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14:.G61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5:.G61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6:.G6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7:.G61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8:.G61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9:.G61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0:.G62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1:.G62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2:.G62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3:.G62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24:.G62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5:.G62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6:.G6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7:.G62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8:.G62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9:.G62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0:.G63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1:.G63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2:.G63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3:.G63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4:.G6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5:.G63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36:.G63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7:.G6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8:.G63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9:.G6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0:.G6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1:.G64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2:.G64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3:.G6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4:.G64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5:.G6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6:.G64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7:.G64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8:.G6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9:.G64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0:.G65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1:.G65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2:.G65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3:.G65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4:.G6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55:.G65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6:.G65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7:.G65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8:.G65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9:.G65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0:.G66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1:.G6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2:.G66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3:.G66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4:.G66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65:.G66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6:.G66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7:.G66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8:.G6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9:.G6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70:.G67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71:.G67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2:.G67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3:.G67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74:.G67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5:.G67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6:.G67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7:.G6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8:.G67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9:.G6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0:.G68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81:.G68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2:.G68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3:.G6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4:.G68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5:.G68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6:.G68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7:.G68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8:.G6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9:.G68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0:.G69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1:.G69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2:.G69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3:.G69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94:.G69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5:.G69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6:.G6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7:.G6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98:.G69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9:.G69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0:.G70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01:.G7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2:.G70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03:.G70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04:.G70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5:.G705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6:.G7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07:.G70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8:.G70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9:.G70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0:.G7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11:.G71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2:.G7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3:.G7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4:.G71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5:.G71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6:.G71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17:.G717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8:.G71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9:.G7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0:.G72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1:.G72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2:.G7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23:.G7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4:.G72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5:.G72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6:.G72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7:.G7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8:.G72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9:.G72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0:.G73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1:.G7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2:.G7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3:.G73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4:.G73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35:.G73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6:.G7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37:.G73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8:.G7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9:.G73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40:.G74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1:.G7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42:.G7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3:.G7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4:.G744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5:.G74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46:.G74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7:.G74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8:.G74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9:.G7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0:.G75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1:.G75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2:.G7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3:.G75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4:.G75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55:.G75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6:.G75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7:.G75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8:.G75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9:.G75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0:.G76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1:.G76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2:.G762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3:.G76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4:.G76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5:.G76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6:.G7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7:.G76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8:.G7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9:.G76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70:.G7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1:.G7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72:.G772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3:.G7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4:.G77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5:.G77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6:.G77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7:.G7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8:.G7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9:.G77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0:.G78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1:.G78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2:.G78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3:.G78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4:.G78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5:.G78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6:.G78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7:.G787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8:.G7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9:.G7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0:.G79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1:.G7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92:.G7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3:.G79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94:.G79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5:.G7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6:.G79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7:.G7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8:.G79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9:.G7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0:.G8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1:.G80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2:.G8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3:.G80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4:.G80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5:.G80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6:.G80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7:.G80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8:.G80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9:.G8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0:.G81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1:.G81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2:.G81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3:.G8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4:.G81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5:.G81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6:.G81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7:.G81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18:.G8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9:.G8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0:.G82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1:.G82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2:.G82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23:.G82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24:.G8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5:.G8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6:.G82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7:.G82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8:.G82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9:.G82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0:.G83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1:.G83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2:.G83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3:.G8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4:.G83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5:.G83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6:.G83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7:.G8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8:.G83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9:.G83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0:.G84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1:.G841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42:.G842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3:.G84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4:.G84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5:.G84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6:.G8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47:.G84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8:.G84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9:.G8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50:.G85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1:.G8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2:.G8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53:.G85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54:.G85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5:.G85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6:.G8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7:.G85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8:.G8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9:.G85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0:.G86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1:.G86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2:.G86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3:.G86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4:.G86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5:.G86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66:.G86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67:.G86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8:.G868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9:.G86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70:.G87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1:.G87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2:.G87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3:.G87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74:.G8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5:.G87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6:.G87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7:.G87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8:.G8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9:.G87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0:.G88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1:.G88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82:.G88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3:.G88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4:.G8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5:.G88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6:.G8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7:.G88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88:.G88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9:.G8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0:.G89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1:.G89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2:.G89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3:.G89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4:.G8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5:.G89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6:.G89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7:.G89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8:.G8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9:.G8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0:.G90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1:.G9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2:.G9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3:.G9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4:.G90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5:.G90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6:.G90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7:.G90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8:.G90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9:.G90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0:.G91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1:.G9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2:.G912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3:.G9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4:.G91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5:.G9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6:.G91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7:.G91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8:.G91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19:.G91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0:.G92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1:.G92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2:.G9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3:.G92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4:.G92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5:.G9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6:.G9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7:.G9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8:.G92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29:.G92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30:.G93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1:.G9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2:.G93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3:.G93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4:.G93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35:.G93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6:.G9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37:.G9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38:.G93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9:.G93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40:.G94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1:.G94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2:.G94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3:.G94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4:.G94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5:.G94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46:.G94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7:.G94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8:.G94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9:.G94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0:.G95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1:.G95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2:.G95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3:.G9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4:.G95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5:.G9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6:.G9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7:.G9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8:.G9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9:.G95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0:.G96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1:.G96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2:.G96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3:.G96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4:.G96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5:.G9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6:.G96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7:.G96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8:.G96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9:.G96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0:.G97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1:.G97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2:.G97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3:.G97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74:.G9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5:.G97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76:.G97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7:.G97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8:.G97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9:.G97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80:.G98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1:.G98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2:.G98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3:.G9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4:.G98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85:.G98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6:.G98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7:.G98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8:.G98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9:.G9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0:.G9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1:.G99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2:.G99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3:.G9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94:.G99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5:.G99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6:.G9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7:.G9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8:.G9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9:.G99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00:.G10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001:.G1001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2:.G100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3:.G100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4:.G100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5:.G10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06:.G100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7:.G10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8:.G100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9:.G100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0:.G10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1:.G10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2:.G101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3:.G10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4:.G101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15:.G101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6:.G101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7:.G101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8:.G101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9:.G101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0:.G102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1:.G10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2:.G102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23:.G1023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4:.G10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5:.G10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26:.G102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7:.G102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8:.G10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9:.G102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0:.G103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1:.G10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2:.G103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3:.G103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4:.G103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35:.G103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6:.G103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7:.G103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8:.G10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9:.G103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0:.G104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41:.G104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42:.G1042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3:.G10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4:.G104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5:.G104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6:.G104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7:.G104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8:.G104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9:.G104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0:.G105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1:.G1051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2:.G105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53:.G105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4:.G10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55:.G105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6:.G105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7:.G105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8:.G10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9:.G105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0:.G106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61:.G1061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2:.G10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3:.G106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64:.G1064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65:.G106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6:.G10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7:.G106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8:.G10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9:.G106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70:.G10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1:.G10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72:.G107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3:.G10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4:.G107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75:.G1075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6:.G10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7:.G10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8:.G107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9:.G10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0:.G10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1:.G108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2:.G10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3:.G10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4:.G10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5:.G10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6:.G108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7:.G108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8:.G108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89:.G108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0:.G10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1:.G109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2:.G10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3:.G109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4:.G109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5:.G109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6:.G109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7:.G109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8:.G109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9:.G109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0:.G11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1:.G11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2:.G110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3:.G110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4:.G110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5:.G110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6:.G110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7:.G110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8:.G11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9:.G110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0:.G111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1:.G11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2:.G111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3:.G111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4:.G11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5:.G111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16:.G1116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7:.G111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18:.G111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9:.G111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0:.G112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1:.G112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2:.G11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3:.G112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4:.G112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5:.G11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6:.G112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7:.G112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8:.G11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9:.G112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0:.G1130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1:.G113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2:.G113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3:.G113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4:.G113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5:.G113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6:.G11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7:.G113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8:.G113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39:.G1139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0:.G11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1:.G114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2:.G114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3:.G11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4:.G114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5:.G114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6:.G114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7:.G114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8:.G11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9:.G114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0:.G115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51:.G11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2:.G115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53:.G115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54:.G115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55:.G115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6:.G11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7:.G115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8:.G11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9:.G115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60:.G1160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1:.G11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2:.G116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3:.G116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4:.G1164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5:.G116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6:.G11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7:.G116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8:.G11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9:.G11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0:.G117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1:.G11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2:.G117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3:.G117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4:.G117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5:.G117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6:.G117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7:.G117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8:.G11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9:.G117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0:.G118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1:.G11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2:.G1182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3:.G118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84:.G118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5:.G118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6:.G118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7:.G118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8:.G118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9:.G118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0:.G119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1:.G11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92:.G119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3:.G119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4:.G119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5:.G119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6:.G11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7:.G11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98:.G119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9:.G119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0:.G120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1:.G12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2:.G120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3:.G120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4:.G120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05:.G1205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6:.G120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7:.G120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8:.G120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9:.G120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0:.G12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1:.G12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2:.G121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3:.G121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4:.G121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15:.G121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6:.G121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7:.G12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8:.G121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9:.G121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0:.G122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1:.G122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2:.G122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3:.G122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4:.G122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5:.G122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6:.G12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7:.G122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8:.G122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9:.G122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0:.G12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1:.G12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2:.G123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3:.G123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4:.G12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5:.G123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6:.G123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7:.G12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8:.G12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9:.G12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0:.G124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1:.G124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2:.G124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3:.G124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44:.G124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45:.G124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46:.G124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7:.G124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8:.G124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9:.G124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0:.G125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1:.G125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52:.G125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3:.G125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54:.G125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5:.G125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6:.G125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7:.G125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8:.G125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9:.G125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0:.G126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1:.G126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62:.G12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3:.G1263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4:.G126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5:.G12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6:.G126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8:.G126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9:.G126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0:.G12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1:.G127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2:.G127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3:.G127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4:.G12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5:.G127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6:.G12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7:.G127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8:.G1278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9:.G12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0:.G12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1:.G12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2:.G128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3:.G128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4:.G128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5:.G128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86:.G128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7:.G128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8:.G128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9:.G12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0:.G129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1:.G129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2:.G12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3:.G129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4:.G12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5:.G129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96:.G12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97:.G12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8:.G12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9:.G1299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0:.G130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1:.G130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2:.G130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3:.G130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4:.G130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5:.G130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6:.G130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7:.G130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8:.G13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9:.G130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0:.G131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1:.G131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2:.G131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3:.G131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4:.G131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5:.G131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6:.G1316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7:.G13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8:.G131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9:.G131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20:.G132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21:.G13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2:.G132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3:.G13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24:.G13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5:.G132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6:.G13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7:.G132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8:.G132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9:.G132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0:.G13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1:.G133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2:.G133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3:.G133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4:.G133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5:.G133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6:.G133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7:.G133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8:.G133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9:.G133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0:.G13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1:.G134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2:.G134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3:.G134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44:.G134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5:.G134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6:.G134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47:.G134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8:.G134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9:.G134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0:.G135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1:.G135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2:.G135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3:.G135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4:.G135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55:.G135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6:.G13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7:.G135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8:.G135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9:.G135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0:.G136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1:.G136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2:.G136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3:.G136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4:.G136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65:.G13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6:.G136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7:.G13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8:.G13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9:.G13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0:.G137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1:.G137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72:.G137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3:.G137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4:.G137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5:.G137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6:.G137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7:.G137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8:.G13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9:.G13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0:.G138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1:.G138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2:.G13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3:.G138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84:.G13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5:.G13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6:.G138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7:.G138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8:.G13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9:.G138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90:.G139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1:.G139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2:.G139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93:.G13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4:.G139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5:.G139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6:.G13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7:.G13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8:.G13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9:.G139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0:.G140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1:.G14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2:.G140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3:.G14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4:.G140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5:.G140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6:.G140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7:.G140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8:.G140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09:.G140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0:.G141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1:.G14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2:.G14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3:.G141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4:.G141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5:.G141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6:.G14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7:.G141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8:.G141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19:.G141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0:.G142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1:.G142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2:.G142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3:.G142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4:.G142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5:.G142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26:.G142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7:.G142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8:.G14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9:.G142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0:.G143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1:.G143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2:.G14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3:.G14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34:.G143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5:.G143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6:.G143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7:.G143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8:.G143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9:.G143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0:.G144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41:.G144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2:.G144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3:.G144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4:.G144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5:.G144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6:.G144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7:.G14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48:.G144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9:.G144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0:.G145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1:.G145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2:.G145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53:.G145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54:.G145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5:.G145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56:.G145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7:.G145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8:.G145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9:.G14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0:.G14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1:.G146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2:.G146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3:.G146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4:.G146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5:.G14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6:.G14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67:.G14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68:.G146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9:.G146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0:.G14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1:.G147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72:.G147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3:.G147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4:.G147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5:.G14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6:.G14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7:.G147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8:.G147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9:.G147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0:.G148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1:.G148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2:.G148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3:.G148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4:.G14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85:.G148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6:.G14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7:.G148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8:.G148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9:.G148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90:.G149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1:.G149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2:.G149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3:.G149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4:.G149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95:.G149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6:.G14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7:.G149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8:.G14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9:.G149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0:.G15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1:.G15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2:.G150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3:.G15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4:.G15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5:.G150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06:.G150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7:.G15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8:.G150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9:.G150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0:.G15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1:.G151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2:.G151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3:.G15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4:.G15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5:.G151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6:.G151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7:.G15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18:.G151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9:.G151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0:.G152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1:.G152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2:.G152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3:.G152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4:.G152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25:.G15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6:.G15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7:.G152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8:.G152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9:.G15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0:.G15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1:.G153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2:.G153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33:.G153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4:.G153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5:.G15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6:.G15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7:.G153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8:.G153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39:.G153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0:.G154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1:.G15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2:.G15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3:.G154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44:.G154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5:.G154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6:.G154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7:.G154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48:.G154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9:.G154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0:.G155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1:.G155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2:.G155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53:.G1553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4:.G15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5:.G155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6:.G155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7:.G155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8:.G15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9:.G155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0:.G156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1:.G156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2:.G156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3:.G15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4:.G156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5:.G156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6:.G15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7:.G156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8:.G156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9:.G156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0:.G157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1:.G157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72:.G157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73:.G157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4:.G157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5:.G157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6:.G157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7:.G157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8:.G15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9:.G15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0:.G15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1:.G158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2:.G15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3:.G15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4:.G158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5:.G15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6:.G158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7:.G158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8:.G158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9:.G15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0:.G159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1:.G159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92:.G159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3:.G159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4:.G159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5:.G159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6:.G159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7:.G159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8:.G15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9:.G15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0:.G16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1:.G16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2:.G16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3:.G160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4:.G160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5:.G160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6:.G16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7:.G160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8:.G160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9:.G160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0:.G161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1:.G161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12:.G161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3:.G161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14:.G16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15:.G161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6:.G161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17:.G161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8:.G161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9:.G161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0:.G162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1:.G162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22:.G162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3:.G16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4:.G16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5:.G162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6:.G16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7:.G162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8:.G162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9:.G162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30:.G163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1:.G16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2:.G163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3:.G16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4:.G163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5:.G163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6:.G16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7:.G163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8:.G163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9:.G163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40:.G164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1:.G164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2:.G16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3:.G16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4:.G16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5:.G16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6:.G164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7:.G164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48:.G164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9:.G16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50:.G165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1:.G165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2:.G165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3:.G165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54:.G16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5:.G165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6:.G165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7:.G165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8:.G165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9:.G165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0:.G166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1:.G16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2:.G16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3:.G16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4:.G166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5:.G16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6:.G166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7:.G166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68:.G1668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9:.G166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0:.G167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1:.G167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2:.G167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3:.G167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74:.G167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5:.G167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6:.G167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7:.G167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8:.G16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9:.G167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0:.G168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1:.G168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2:.G168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3:.G16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4:.G168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85:.G16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6:.G168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7:.G168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8:.G168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9:.G16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0:.G16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1:.G169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2:.G169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3:.G169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4:.G169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5:.G16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6:.G169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7:.G16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8:.G169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9:.G169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0:.G170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1:.G170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2:.G170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3:.G170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4:.G170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05:.G170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6:.G170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7:.G170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08:.G170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9:.G170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0:.G17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11:.G171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2:.G171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13:.G171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4:.G17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5:.G171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6:.G17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7:.G17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8:.G171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9:.G17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0:.G172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1:.G17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2:.G172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3:.G172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4:.G17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5:.G172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6:.G172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7:.G172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8:.G172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9:.G172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0:.G173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1:.G173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2:.G173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33:.G173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4:.G173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5:.G17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6:.G173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7:.G173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8:.G173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9:.G173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0:.G174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41:.G174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2:.G17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3:.G17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4:.G174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5:.G174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6:.G174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7:.G174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8:.G174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9:.G174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0:.G175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1:.G175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2:.G175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3:.G175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4:.G175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5:.G175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6:.G175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7:.G175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8:.G175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9:.G175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0:.G176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61:.G176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2:.G176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3:.G176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4:.G176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65:.G176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6:.G176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7:.G17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8:.G176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9:.G176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0:.G177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1:.G177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2:.G177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3:.G17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4:.G177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75:.G17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6:.G177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7:.G177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8:.G177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9:.G17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0:.G17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1:.G178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2:.G178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83:.G178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4:.G178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5:.G178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6:.G178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7:.G17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88:.G178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9:.G178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0:.G179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91:.G179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2:.G179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3:.G17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4:.G179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5:.G179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6:.G179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7:.G179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8:.G179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9:.G179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0:.G180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801:.G180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2:.G180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03:.G180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4:.G18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5:.G18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6:.G180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07:.G180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08:.G18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9:.G18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0:.G181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1:.G181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2:.G181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3:.G181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4:.G181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5:.G181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6:.G18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7:.G181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8:.G181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9:.G181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0:.G182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1:.G18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2:.G182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3:.G182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4:.G182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5:.G182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6:.G18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7:.G182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8:.G182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9:.G18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0:.G183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31:.G183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2:.G18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3:.G18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4:.G183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5:.G183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36:.G1836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7:.G183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8:.G183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9:.G183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0:.G18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1:.G184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2:.G184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3:.G184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4:.G184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45:.G184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6:.G184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7:.G184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8:.G1848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9:.G184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0:.G185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1:.G185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2:.G18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3:.G185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4:.G185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5:.G185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6:.G185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7:.G185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8:.G185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9:.G185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0:.G186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1:.G18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2:.G186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3:.G186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4:.G186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5:.G186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6:.G18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7:.G18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8:.G186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9:.G18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0:.G187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1:.G187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2:.G187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3:.G187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4:.G187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75:.G187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6:.G187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7:.G187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8:.G187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9:.G187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0:.G188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1:.G188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82:.G18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83:.G188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4:.G18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5:.G1885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6:.G188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7:.G188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88:.G1888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9:.G18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0:.G189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1:.G189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2:.G18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3:.G189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94:.G18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5:.G189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6:.G189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7:.G18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8:.G189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9:.G189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0:.G190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1:.G19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02:.G190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3:.G190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04:.G190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5:.G190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6:.G190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7:.G190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8:.G190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9:.G190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10:.G191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1:.G191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2:.G191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3:.G191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4:.G19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5:.G191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6:.G191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7:.G19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8:.G19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9:.G19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0:.G192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1:.G19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2:.G19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3:.G192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4:.G192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5:.G19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6:.G192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7:.G192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28:.G192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9:.G192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0:.G193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1:.G193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2:.G193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3:.G193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4:.G193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5:.G193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6:.G193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37:.G19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8:.G19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9:.G193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0:.G19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1:.G19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42:.G194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3:.G194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4:.G194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5:.G194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6:.G19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47:.G1947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8:.G19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9:.G194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0:.G195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1:.G1951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2:.G195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53:.G195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4:.G19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5:.G195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6:.G19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7:.G19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8:.G19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59:.G195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0:.G196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1:.G196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2:.G19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3:.G196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4:.G196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5:.G196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66:.G1966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67:.G196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6" calcext:value-type="float">
            <text:p>6</text:p>
          </table:table-cell>
          <table:table-cell table:style-name="ce31" table:formula="of:=COUNTIF(Total;[.A2])" office:value-type="float" office:value="254" calcext:value-type="float">
            <text:p>254</text:p>
          </table:table-cell>
          <table:table-cell table:style-name="ce32" table:formula="of:=VALUE(50/[.D2])" office:value-type="float" office:value="16.6666666666667" calcext:value-type="float">
            <text:p>16.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0" calcext:value-type="float">
            <text:p>0</text:p>
          </table:table-cell>
          <table:table-cell table:style-name="ce29" table:formula="of:=COUNTIF(Last50;[.A3])" office:value-type="float" office:value="7" calcext:value-type="float">
            <text:p>7</text:p>
          </table:table-cell>
          <table:table-cell table:style-name="ce30" table:formula="of:=COUNTIF(Last100;[.A3])" office:value-type="float" office:value="19" calcext:value-type="float">
            <text:p>19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7.14285714285714" calcext:value-type="float">
            <text:p>7.14285714285714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 office:value-type="float" office:value="2" calcext:value-type="float">
            <text:p>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0" calcext:value-type="float">
            <text:p>0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0" calcext:value-type="float">
            <text:p>10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 office:value-type="float" office:value="3" calcext:value-type="float">
            <text:p>3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5" calcext:value-type="float">
            <text:p>5</text:p>
          </table:table-cell>
          <table:table-cell table:style-name="ce30" table:formula="of:=COUNTIF(Last100;[.A5])" office:value-type="float" office:value="10" calcext:value-type="float">
            <text:p>10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10" calcext:value-type="float">
            <text:p>10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2" calcext:value-type="float">
            <text:p>2</text:p>
          </table:table-cell>
          <table:table-cell table:style-name="ce28" table:formula="of:=COUNTIF(Last12;[.A6])" office:value-type="float" office:value="2" calcext:value-type="float">
            <text:p>2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4" calcext:value-type="float">
            <text:p>14</text:p>
          </table:table-cell>
          <table:table-cell table:style-name="ce31" table:formula="of:=COUNTIF(Total;[.A6])" office:value-type="float" office:value="235" calcext:value-type="float">
            <text:p>235</text:p>
          </table:table-cell>
          <table:table-cell table:style-name="ce32" table:formula="of:=VALUE(50/[.D6])" office:value-type="float" office:value="6.25" calcext:value-type="float">
            <text:p>6.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9" calcext:value-type="float">
            <text:p>9</text:p>
          </table:table-cell>
          <table:table-cell table:style-name="ce31" table:formula="of:=COUNTIF(Total;[.A7])" office:value-type="float" office:value="263" calcext:value-type="float">
            <text:p>263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0" calcext:value-type="float">
            <text:p>0</text:p>
          </table:table-cell>
          <table:table-cell table:style-name="ce29" table:formula="of:=COUNTIF(Last50;[.A8])" office:value-type="float" office:value="7" calcext:value-type="float">
            <text:p>7</text:p>
          </table:table-cell>
          <table:table-cell table:style-name="ce30" table:formula="of:=COUNTIF(Last100;[.A8])" office:value-type="float" office:value="12" calcext:value-type="float">
            <text:p>12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7.14285714285714" calcext:value-type="float">
            <text:p>7.14285714285714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 office:value-type="float" office:value="7" calcext:value-type="float">
            <text:p>7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2" calcext:value-type="float">
            <text:p>2</text:p>
          </table:table-cell>
          <table:table-cell table:style-name="ce28" table:formula="of:=COUNTIF(Last12;[.A9])" office:value-type="float" office:value="3" calcext:value-type="float">
            <text:p>3</text:p>
          </table:table-cell>
          <table:table-cell table:style-name="ce29" table:formula="of:=COUNTIF(Last50;[.A9])" office:value-type="float" office:value="13" calcext:value-type="float">
            <text:p>13</text:p>
          </table:table-cell>
          <table:table-cell table:style-name="ce30" table:formula="of:=COUNTIF(Last100;[.A9])" office:value-type="float" office:value="22" calcext:value-type="float">
            <text:p>22</text:p>
          </table:table-cell>
          <table:table-cell table:style-name="ce31" table:formula="of:=COUNTIF(Total;[.A9])" office:value-type="float" office:value="250" calcext:value-type="float">
            <text:p>250</text:p>
          </table:table-cell>
          <table:table-cell table:style-name="ce32" table:formula="of:=VALUE(50/[.D9])" office:value-type="float" office:value="3.84615384615385" calcext:value-type="float">
            <text:p>3.84615384615385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4" calcext:value-type="float">
            <text:p>254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7" calcext:value-type="float">
            <text:p>17</text:p>
          </table:table-cell>
          <table:table-cell table:style-name="ce31" table:formula="of:=COUNTIF(Total;[.A11])" office:value-type="float" office:value="254" calcext:value-type="float">
            <text:p>254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6" calcext:value-type="float">
            <text:p>6</text:p>
          </table:table-cell>
          <table:table-cell table:style-name="ce30" table:formula="of:=COUNTIF(Last100;[.A12])" office:value-type="float" office:value="16" calcext:value-type="float">
            <text:p>16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8.33333333333333" calcext:value-type="float">
            <text:p>8.33333333333333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2" calcext:value-type="float">
            <text:p>2</text:p>
          </table:table-cell>
          <table:table-cell table:style-name="ce29" table:formula="of:=COUNTIF(Last50;[.A13])" office:value-type="float" office:value="8" calcext:value-type="float">
            <text:p>8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79" calcext:value-type="float">
            <text:p>279</text:p>
          </table:table-cell>
          <table:table-cell table:style-name="ce32" table:formula="of:=VALUE(50/[.D13])" office:value-type="float" office:value="6.25" calcext:value-type="float">
            <text:p>6.25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2" calcext:value-type="float">
            <text:p>2</text:p>
          </table:table-cell>
          <table:table-cell table:style-name="ce28" table:formula="of:=COUNTIF(Last12;[.A14])" office:value-type="float" office:value="4" calcext:value-type="float">
            <text:p>4</text:p>
          </table:table-cell>
          <table:table-cell table:style-name="ce29" table:formula="of:=COUNTIF(Last50;[.A14])" office:value-type="float" office:value="7" calcext:value-type="float">
            <text:p>7</text:p>
          </table:table-cell>
          <table:table-cell table:style-name="ce30" table:formula="of:=COUNTIF(Last100;[.A14])" office:value-type="float" office:value="13" calcext:value-type="float">
            <text:p>13</text:p>
          </table:table-cell>
          <table:table-cell table:style-name="ce31" table:formula="of:=COUNTIF(Total;[.A14])" office:value-type="float" office:value="285" calcext:value-type="float">
            <text:p>285</text:p>
          </table:table-cell>
          <table:table-cell table:style-name="ce32" table:formula="of:=VALUE(50/[.D14])" office:value-type="float" office:value="7.14285714285714" calcext:value-type="float">
            <text:p>7.14285714285714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6" calcext:value-type="float">
            <text:p>6</text:p>
          </table:table-cell>
          <table:table-cell table:style-name="ce31" table:formula="of:=COUNTIF(Total;[.A15])" office:value-type="float" office:value="247" calcext:value-type="float">
            <text:p>247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3" calcext:value-type="float">
            <text:p>3</text:p>
          </table:table-cell>
          <table:table-cell table:style-name="ce29" table:formula="of:=COUNTIF(Last50;[.A16])" office:value-type="float" office:value="4" calcext:value-type="float">
            <text:p>4</text:p>
          </table:table-cell>
          <table:table-cell table:style-name="ce30" table:formula="of:=COUNTIF(Last100;[.A16])" office:value-type="float" office:value="13" calcext:value-type="float">
            <text:p>13</text:p>
          </table:table-cell>
          <table:table-cell table:style-name="ce31" table:formula="of:=COUNTIF(Total;[.A16])" office:value-type="float" office:value="258" calcext:value-type="float">
            <text:p>258</text:p>
          </table:table-cell>
          <table:table-cell table:style-name="ce32" table:formula="of:=VALUE(50/[.D16])" office:value-type="float" office:value="12.5" calcext:value-type="float">
            <text:p>12.5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3" calcext:value-type="float">
            <text:p>3</text:p>
          </table:table-cell>
          <table:table-cell table:style-name="ce30" table:formula="of:=COUNTIF(Last100;[.A17])" office:value-type="float" office:value="12" calcext:value-type="float">
            <text:p>12</text:p>
          </table:table-cell>
          <table:table-cell table:style-name="ce31" table:formula="of:=COUNTIF(Total;[.A17])" office:value-type="float" office:value="277" calcext:value-type="float">
            <text:p>277</text:p>
          </table:table-cell>
          <table:table-cell table:style-name="ce32" table:formula="of:=VALUE(50/[.D17])" office:value-type="float" office:value="16.6666666666667" calcext:value-type="float">
            <text:p>16.6666666666667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1" calcext:value-type="float">
            <text:p>1</text:p>
          </table:table-cell>
          <table:table-cell table:style-name="ce28" table:formula="of:=COUNTIF(Last12;[.A18])" office:value-type="float" office:value="1" calcext:value-type="float">
            <text:p>1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2" calcext:value-type="float">
            <text:p>12</text:p>
          </table:table-cell>
          <table:table-cell table:style-name="ce31" table:formula="of:=COUNTIF(Total;[.A18])" office:value-type="float" office:value="237" calcext:value-type="float">
            <text:p>237</text:p>
          </table:table-cell>
          <table:table-cell table:style-name="ce32" table:formula="of:=VALUE(50/[.D18])" office:value-type="float" office:value="8.33333333333333" calcext:value-type="float">
            <text:p>8.33333333333333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8" calcext:value-type="float">
            <text:p>18</text:p>
          </table:table-cell>
          <table:table-cell table:style-name="ce31" table:formula="of:=COUNTIF(Total;[.A19])" office:value-type="float" office:value="297" calcext:value-type="float">
            <text:p>297</text:p>
          </table:table-cell>
          <table:table-cell table:style-name="ce32" table:formula="of:=VALUE(50/[.D19])" office:value-type="float" office:value="6.25" calcext:value-type="float">
            <text:p>6.2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2" calcext:value-type="float">
            <text:p>2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3" calcext:value-type="float">
            <text:p>23</text:p>
          </table:table-cell>
          <table:table-cell table:style-name="ce31" table:formula="of:=COUNTIF(Total;[.A20])" office:value-type="float" office:value="281" calcext:value-type="float">
            <text:p>281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Total;[.A21])" office:value-type="float" office:value="263" calcext:value-type="float">
            <text:p>263</text:p>
          </table:table-cell>
          <table:table-cell table:style-name="ce32" table:formula="of:=VALUE(50/[.D21])" office:value-type="float" office:value="6.25" calcext:value-type="float">
            <text:p>6.25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2" calcext:value-type="float">
            <text:p>2</text:p>
          </table:table-cell>
          <table:table-cell table:style-name="ce28" table:formula="of:=COUNTIF(Last12;[.A22])" office:value-type="float" office:value="3" calcext:value-type="float">
            <text:p>3</text:p>
          </table:table-cell>
          <table:table-cell table:style-name="ce29" table:formula="of:=COUNTIF(Last50;[.A22])" office:value-type="float" office:value="8" calcext:value-type="float">
            <text:p>8</text:p>
          </table:table-cell>
          <table:table-cell table:style-name="ce30" table:formula="of:=COUNTIF(Last100;[.A22])" office:value-type="float" office:value="12" calcext:value-type="float">
            <text:p>12</text:p>
          </table:table-cell>
          <table:table-cell table:style-name="ce31" table:formula="of:=COUNTIF(Total;[.A22])" office:value-type="float" office:value="266" calcext:value-type="float">
            <text:p>266</text:p>
          </table:table-cell>
          <table:table-cell table:style-name="ce32" table:formula="of:=VALUE(50/[.D22])" office:value-type="float" office:value="6.25" calcext:value-type="float">
            <text:p>6.25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2" calcext:value-type="float">
            <text:p>2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6" calcext:value-type="float">
            <text:p>6</text:p>
          </table:table-cell>
          <table:table-cell table:style-name="ce30" table:formula="of:=COUNTIF(Last100;[.A23])" office:value-type="float" office:value="8" calcext:value-type="float">
            <text:p>8</text:p>
          </table:table-cell>
          <table:table-cell table:style-name="ce31" table:formula="of:=COUNTIF(Total;[.A23])" office:value-type="float" office:value="259" calcext:value-type="float">
            <text:p>259</text:p>
          </table:table-cell>
          <table:table-cell table:style-name="ce32" table:formula="of:=VALUE(50/[.D23])" office:value-type="float" office:value="8.33333333333333" calcext:value-type="float">
            <text:p>8.33333333333333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1" calcext:value-type="float">
            <text:p>1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3" calcext:value-type="float">
            <text:p>13</text:p>
          </table:table-cell>
          <table:table-cell table:style-name="ce31" table:formula="of:=COUNTIF(Total;[.A24])" office:value-type="float" office:value="271" calcext:value-type="float">
            <text:p>271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0" calcext:value-type="float">
            <text:p>0</text:p>
          </table:table-cell>
          <table:table-cell table:style-name="ce28" table:formula="of:=COUNTIF(Last12;[.A25])" office:value-type="float" office:value="1" calcext:value-type="float">
            <text:p>1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2" calcext:value-type="float">
            <text:p>12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6.25" calcext:value-type="float">
            <text:p>6.25</text:p>
          </table:table-cell>
          <table:table-cell table:style-name="ce1" table:formula="of:=IF([.B25]=0;[.$A25];&quot;&quot;)" office:value-type="float" office:value="24" calcext:value-type="float">
            <text:p>24</text:p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3" calcext:value-type="float">
            <text:p>3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2" calcext:value-type="float">
            <text:p>12</text:p>
          </table:table-cell>
          <table:table-cell table:style-name="ce31" table:formula="of:=COUNTIF(Total;[.A26])" office:value-type="float" office:value="246" calcext:value-type="float">
            <text:p>246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2" calcext:value-type="float">
            <text:p>2</text:p>
          </table:table-cell>
          <table:table-cell table:style-name="ce28" table:formula="of:=COUNTIF(Last12;[.A27])" office:value-type="float" office:value="4" calcext:value-type="float">
            <text:p>4</text:p>
          </table:table-cell>
          <table:table-cell table:style-name="ce29" table:formula="of:=COUNTIF(Last50;[.A27])" office:value-type="float" office:value="9" calcext:value-type="float">
            <text:p>9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Total;[.A27])" office:value-type="float" office:value="252" calcext:value-type="float">
            <text:p>252</text:p>
          </table:table-cell>
          <table:table-cell table:style-name="ce32" table:formula="of:=VALUE(50/[.D27])" office:value-type="float" office:value="5.55555555555556" calcext:value-type="float">
            <text:p>5.55555555555556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0" calcext:value-type="float">
            <text:p>0</text:p>
          </table:table-cell>
          <table:table-cell table:style-name="ce28" table:formula="of:=COUNTIF(Last12;[.A28])" office:value-type="float" office:value="3" calcext:value-type="float">
            <text:p>3</text:p>
          </table:table-cell>
          <table:table-cell table:style-name="ce29" table:formula="of:=COUNTIF(Last50;[.A28])" office:value-type="float" office:value="11" calcext:value-type="float">
            <text:p>11</text:p>
          </table:table-cell>
          <table:table-cell table:style-name="ce30" table:formula="of:=COUNTIF(Last100;[.A28])" office:value-type="float" office:value="17" calcext:value-type="float">
            <text:p>17</text:p>
          </table:table-cell>
          <table:table-cell table:style-name="ce31" table:formula="of:=COUNTIF(Total;[.A28])" office:value-type="float" office:value="280" calcext:value-type="float">
            <text:p>280</text:p>
          </table:table-cell>
          <table:table-cell table:style-name="ce32" table:formula="of:=VALUE(50/[.D28])" office:value-type="float" office:value="4.54545454545455" calcext:value-type="float">
            <text:p>4.54545454545455</text:p>
          </table:table-cell>
          <table:table-cell table:style-name="ce1" table:formula="of:=IF([.B28]=0;[.$A28];&quot;&quot;)" office:value-type="float" office:value="27" calcext:value-type="float">
            <text:p>27</text:p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0" calcext:value-type="float">
            <text:p>0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1" calcext:value-type="float">
            <text:p>11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 office:value-type="float" office:value="28" calcext:value-type="float">
            <text:p>2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2" calcext:value-type="float">
            <text:p>2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7" calcext:value-type="float">
            <text:p>7</text:p>
          </table:table-cell>
          <table:table-cell table:style-name="ce30" table:formula="of:=COUNTIF(Last100;[.A30])" office:value-type="float" office:value="18" calcext:value-type="float">
            <text:p>18</text:p>
          </table:table-cell>
          <table:table-cell table:style-name="ce31" table:formula="of:=COUNTIF(Total;[.A30])" office:value-type="float" office:value="235" calcext:value-type="float">
            <text:p>235</text:p>
          </table:table-cell>
          <table:table-cell table:style-name="ce32" table:formula="of:=VALUE(50/[.D30])" office:value-type="float" office:value="7.14285714285714" calcext:value-type="float">
            <text:p>7.14285714285714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1" calcext:value-type="float">
            <text:p>1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12" calcext:value-type="float">
            <text:p>12</text:p>
          </table:table-cell>
          <table:table-cell table:style-name="ce30" table:formula="of:=COUNTIF(Last100;[.A32])" office:value-type="float" office:value="17" calcext:value-type="float">
            <text:p>17</text:p>
          </table:table-cell>
          <table:table-cell table:style-name="ce31" table:formula="of:=COUNTIF(Total;[.A32])" office:value-type="float" office:value="269" calcext:value-type="float">
            <text:p>269</text:p>
          </table:table-cell>
          <table:table-cell table:style-name="ce32" table:formula="of:=VALUE(50/[.D32])" office:value-type="float" office:value="4.16666666666667" calcext:value-type="float">
            <text:p>4.16666666666667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1" calcext:value-type="float">
            <text:p>1</text:p>
          </table:table-cell>
          <table:table-cell table:style-name="ce28" table:formula="of:=COUNTIF(Last12;[.A33])" office:value-type="float" office:value="3" calcext:value-type="float">
            <text:p>3</text:p>
          </table:table-cell>
          <table:table-cell table:style-name="ce29" table:formula="of:=COUNTIF(Last50;[.A33])" office:value-type="float" office:value="6" calcext:value-type="float">
            <text:p>6</text:p>
          </table:table-cell>
          <table:table-cell table:style-name="ce30" table:formula="of:=COUNTIF(Last100;[.A33])" office:value-type="float" office:value="18" calcext:value-type="float">
            <text:p>18</text:p>
          </table:table-cell>
          <table:table-cell table:style-name="ce31" table:formula="of:=COUNTIF(Total;[.A33])" office:value-type="float" office:value="245" calcext:value-type="float">
            <text:p>245</text:p>
          </table:table-cell>
          <table:table-cell table:style-name="ce32" table:formula="of:=VALUE(50/[.D33])" office:value-type="float" office:value="8.33333333333333" calcext:value-type="float">
            <text:p>8.33333333333333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1" calcext:value-type="float">
            <text:p>1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0" calcext:value-type="float">
            <text:p>0</text:p>
          </table:table-cell>
          <table:table-cell table:style-name="ce28" table:formula="of:=COUNTIF(Last12;[.A35])" office:value-type="float" office:value="3" calcext:value-type="float">
            <text:p>3</text:p>
          </table:table-cell>
          <table:table-cell table:style-name="ce29" table:formula="of:=COUNTIF(Last50;[.A35])" office:value-type="float" office:value="10" calcext:value-type="float">
            <text:p>10</text:p>
          </table:table-cell>
          <table:table-cell table:style-name="ce30" table:formula="of:=COUNTIF(Last100;[.A35])" office:value-type="float" office:value="19" calcext:value-type="float">
            <text:p>19</text:p>
          </table:table-cell>
          <table:table-cell table:style-name="ce31" table:formula="of:=COUNTIF(Total;[.A35])" office:value-type="float" office:value="273" calcext:value-type="float">
            <text:p>273</text:p>
          </table:table-cell>
          <table:table-cell table:style-name="ce32" table:formula="of:=VALUE(50/[.D35])" office:value-type="float" office:value="5" calcext:value-type="float">
            <text:p>5</text:p>
          </table:table-cell>
          <table:table-cell table:style-name="ce1" table:formula="of:=IF([.B35]=0;[.$A35];&quot;&quot;)" office:value-type="float" office:value="34" calcext:value-type="float">
            <text:p>34</text:p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1" calcext:value-type="float">
            <text:p>1</text:p>
          </table:table-cell>
          <table:table-cell table:style-name="ce29" table:formula="of:=COUNTIF(Last50;[.A36])" office:value-type="float" office:value="4" calcext:value-type="float">
            <text:p>4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6" calcext:value-type="float">
            <text:p>246</text:p>
          </table:table-cell>
          <table:table-cell table:style-name="ce32" table:formula="of:=VALUE(50/[.D36])" office:value-type="float" office:value="12.5" calcext:value-type="float">
            <text:p>12.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10" calcext:value-type="float">
            <text:p>10</text:p>
          </table:table-cell>
          <table:table-cell table:style-name="ce30" table:formula="of:=COUNTIF(Last100;[.A37])" office:value-type="float" office:value="15" calcext:value-type="float">
            <text:p>15</text:p>
          </table:table-cell>
          <table:table-cell table:style-name="ce31" table:formula="of:=COUNTIF(Total;[.A37])" office:value-type="float" office:value="267" calcext:value-type="float">
            <text:p>267</text:p>
          </table:table-cell>
          <table:table-cell table:style-name="ce32" table:formula="of:=VALUE(50/[.D37])" office:value-type="float" office:value="5" calcext:value-type="float">
            <text:p>5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02:17:28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7T02:36:59.817000000</dc:date>
    <meta:editing-duration>PT7H36M29S</meta:editing-duration>
    <meta:editing-cycles>44</meta:editing-cycles>
    <meta:document-statistic meta:table-count="2" meta:cell-count="16852" meta:object-count="1"/>
  </office:meta>
</office:document-meta>
</file>

<file path=Object 1/content.xml><?xml version="1.0" encoding="utf-8"?>
<math xmlns="http://www.w3.org/1998/Math/MathML" display="block"/>
</file>